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3.393cm" fo:min-width="23.075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3.233cm" fo:min-width="22.123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7.2cm" fo:min-width="22.123cm"/>
    </style:style>
    <style:style style:name="gr19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solid"/>
    </style:style>
    <style:style style:name="gr27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8" style:family="graphic" style:parent-style-name="objectwithoutfill">
      <style:graphic-properties draw:marker-end="Arrowheads_20_39" draw:marker-end-width="0.3cm" draw:fill="none"/>
    </style:style>
    <style:style style:name="gr29" style:family="graphic" style:parent-style-name="objectwithoutfill">
      <style:graphic-properties draw:marker-end="Arrowheads_20_40" draw:marker-end-width="0.3cm" draw:fill="none"/>
    </style:style>
    <style:style style:name="gr30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43" draw:marker-end-width="0.3cm" draw:fill="none"/>
    </style:style>
    <style:style style:name="gr32" style:family="graphic" style:parent-style-name="objectwithoutfill">
      <style:graphic-properties draw:marker-end="Arrowheads_20_44" draw:marker-end-width="0.3cm" draw:fill="none"/>
    </style:style>
    <style:style style:name="gr33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03cm" fo:min-width="4.343cm"/>
      <style:paragraph-properties style:writing-mode="lr-tb"/>
    </style:style>
    <style:style style:name="gr35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54" draw:marker-end-width="0.3cm" draw:fill="none"/>
    </style:style>
    <style:style style:name="gr38" style:family="graphic" style:parent-style-name="objectwithoutfill">
      <style:graphic-properties draw:marker-end="Arrowheads_20_55" draw:marker-end-width="0.3cm" draw:fill="none"/>
    </style:style>
    <style:style style:name="gr39" style:family="graphic" style:parent-style-name="objectwithoutfill">
      <style:graphic-properties draw:marker-end="Arrowheads_20_56" draw:marker-end-width="0.3cm" draw:fill="none"/>
    </style:style>
    <style:style style:name="gr40" style:family="graphic" style:parent-style-name="objectwithoutfill">
      <style:graphic-properties draw:marker-end="Arrowheads_20_60" draw:marker-end-width="0.3cm" draw:fill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2" style:family="graphic" style:parent-style-name="objectwithoutfill">
      <style:graphic-properties draw:marker-end="Arrowheads_20_71" draw:marker-end-width="0.3cm" draw:fill="none"/>
    </style:style>
    <style:style style:name="gr4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4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102" draw:marker-end-width="0.3cm" draw:fill="none"/>
    </style:style>
    <style:style style:name="gr47" style:family="graphic" style:parent-style-name="objectwithoutfill">
      <style:graphic-properties draw:marker-end="Arrowheads_20_103" draw:marker-end-width="0.3cm" draw:fill="none"/>
    </style:style>
    <style:style style:name="gr48" style:family="graphic" style:parent-style-name="objectwithoutfill">
      <style:graphic-properties draw:marker-end="Arrowheads_20_104" draw:marker-end-width="0.3cm" draw:fill="none"/>
    </style:style>
    <style:style style:name="gr49" style:family="graphic" style:parent-style-name="objectwithoutfill">
      <style:graphic-properties draw:marker-end="Arrowheads_20_105" draw:marker-end-width="0.3cm" draw:fill="none"/>
    </style:style>
    <style:style style:name="gr50" style:family="graphic" style:parent-style-name="objectwithoutfill">
      <style:graphic-properties draw:marker-end="Arrowheads_20_106" draw:marker-end-width="0.3cm" draw:fill="none"/>
      <style:paragraph-properties style:writing-mode="lr-tb"/>
    </style:style>
    <style:style style:name="gr51" style:family="graphic" style:parent-style-name="objectwithoutfill">
      <style:graphic-properties draw:marker-end="Arrowheads_20_107" draw:marker-end-width="0.3cm" draw:fill="none"/>
      <style:paragraph-properties style:writing-mode="lr-tb"/>
    </style:style>
    <style:style style:name="gr52" style:family="graphic" style:parent-style-name="objectwithoutfill">
      <style:graphic-properties draw:marker-end="Arrowheads_20_108" draw:marker-end-width="0.3cm" draw:fill="none"/>
      <style:paragraph-properties style:writing-mode="lr-tb"/>
    </style:style>
    <style:style style:name="gr53" style:family="graphic" style:parent-style-name="objectwithoutfill">
      <style:graphic-properties draw:marker-end="Arrowheads_20_109" draw:marker-end-width="0.3cm" draw:fill="none"/>
      <style:paragraph-properties style:writing-mode="lr-tb"/>
    </style:style>
    <style:style style:name="gr54" style:family="graphic" style:parent-style-name="objectwithoutfill">
      <style:graphic-properties draw:marker-end="Arrowheads_20_110" draw:marker-end-width="0.3cm" draw:fill="none"/>
    </style:style>
    <style:style style:name="gr55" style:family="graphic" style:parent-style-name="objectwithoutfill">
      <style:graphic-properties draw:marker-end="Arrowheads_20_112" draw:marker-end-width="0.3cm" draw:fill="none"/>
    </style:style>
    <style:style style:name="gr56" style:family="graphic" style:parent-style-name="objectwithoutfill">
      <style:graphic-properties draw:marker-end="Arrowheads_20_113" draw:marker-end-width="0.3cm" draw:fill="none"/>
    </style:style>
    <style:style style:name="gr57" style:family="graphic" style:parent-style-name="objectwithoutfill">
      <style:graphic-properties draw:marker-end="Arrowheads_20_114" draw:marker-end-width="0.3cm" draw:fill="none"/>
      <style:paragraph-properties style:writing-mode="lr-tb"/>
    </style:style>
    <style:style style:name="gr58" style:family="graphic" style:parent-style-name="objectwithoutfill">
      <style:graphic-properties draw:marker-end="Arrowheads_20_115" draw:marker-end-width="0.3cm" draw:fill="none"/>
      <style:paragraph-properties style:writing-mode="lr-tb"/>
    </style:style>
    <style:style style:name="gr59" style:family="graphic" style:parent-style-name="objectwithoutfill">
      <style:graphic-properties draw:marker-end="Arrowheads_20_117" draw:marker-end-width="0.3cm" draw:fill="none"/>
    </style:style>
    <style:style style:name="gr6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65" style:family="graphic" style:parent-style-name="objectwithoutfill">
      <style:graphic-properties draw:marker-end="Arrowheads_20_29" draw:marker-end-width="0.3cm" draw:fill="solid"/>
    </style:style>
    <style:style style:name="gr66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7" style:family="graphic" style:parent-style-name="objectwithoutfill">
      <style:graphic-properties draw:marker-end="Arrowheads_20_75" draw:marker-end-width="0.3cm" draw:fill="none"/>
    </style:style>
    <style:style style:name="gr68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69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2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3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4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5" style:family="graphic" style:parent-style-name="objectwithoutfill">
      <style:graphic-properties draw:marker-end="Arrowheads_20_118" draw:marker-end-width="0.3cm" draw:fill="none"/>
    </style:style>
    <style:style style:name="gr76" style:family="graphic" style:parent-style-name="objectwithoutfill">
      <style:graphic-properties draw:marker-end="Arrowheads_20_120" draw:marker-end-width="0.3cm" draw:fill="none"/>
    </style:style>
    <style:style style:name="gr77" style:family="graphic" style:parent-style-name="objectwithoutfill">
      <style:graphic-properties draw:marker-end="Arrowheads_20_121" draw:marker-end-width="0.3cm" draw:fill="none"/>
      <style:paragraph-properties style:writing-mode="lr-tb"/>
    </style:style>
    <style:style style:name="gr78" style:family="graphic" style:parent-style-name="objectwithoutfill">
      <style:graphic-properties draw:marker-end="Arrowheads_20_122" draw:marker-end-width="0.3cm" draw:fill="none"/>
      <style:paragraph-properties style:writing-mode="lr-tb"/>
    </style:style>
    <style:style style:name="gr79" style:family="graphic" style:parent-style-name="objectwithoutfill">
      <style:graphic-properties draw:marker-end="Arrowheads_20_123" draw:marker-end-width="0.3cm" draw:fill="none"/>
    </style:style>
    <style:style style:name="gr80" style:family="graphic" style:parent-style-name="objectwithoutfill">
      <style:graphic-properties draw:marker-end="Arrowheads_20_126" draw:marker-end-width="0.3cm" draw:fill="none"/>
    </style:style>
    <style:style style:name="gr81" style:family="graphic" style:parent-style-name="standard">
      <style:graphic-properties draw:textarea-horizontal-align="justify" draw:textarea-vertical-align="middle" draw:auto-grow-height="false" fo:min-height="0.85cm" fo:min-width="2.439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.851cm" fo:min-width="2.121cm"/>
      <style:paragraph-properties style:writing-mode="lr-tb"/>
    </style:style>
    <style:style style:name="gr83" style:family="graphic" style:parent-style-name="objectwithoutfill">
      <style:graphic-properties draw:marker-end="Arrowheads_20_129" draw:marker-end-width="0.3cm" draw:fill="none"/>
      <style:paragraph-properties style:writing-mode="lr-tb"/>
    </style:style>
    <style:style style:name="gr84" style:family="graphic" style:parent-style-name="objectwithoutfill">
      <style:graphic-properties draw:marker-end="Arrowheads_20_130" draw:marker-end-width="0.3cm" draw:fill="none"/>
    </style:style>
    <style:style style:name="gr85" style:family="graphic" style:parent-style-name="standard">
      <style:graphic-properties draw:textarea-horizontal-align="justify" draw:textarea-vertical-align="middle" draw:auto-grow-height="false" fo:min-height="1.168cm" fo:min-width="2.439cm"/>
      <style:paragraph-properties style:writing-mode="lr-tb"/>
    </style:style>
    <style:style style:name="gr86" style:family="graphic" style:parent-style-name="objectwithoutfill">
      <style:graphic-properties draw:marker-end="Arrowheads_20_131" draw:marker-end-width="0.3cm" draw:fill="none"/>
      <style:paragraph-properties style:writing-mode="lr-tb"/>
    </style:style>
    <style:style style:name="gr87" style:family="graphic" style:parent-style-name="objectwithoutfill">
      <style:graphic-properties draw:marker-end="Arrowheads_20_132" draw:marker-end-width="0.3cm" draw:fill="none"/>
    </style:style>
    <style:style style:name="gr88" style:family="graphic" style:parent-style-name="objectwithoutfill">
      <style:graphic-properties draw:marker-end="Arrowheads_20_133" draw:marker-end-width="0.3cm" draw:fill="none"/>
    </style:style>
    <style:style style:name="gr89" style:family="graphic" style:parent-style-name="standard">
      <style:graphic-properties draw:textarea-horizontal-align="justify" draw:textarea-vertical-align="middle" draw:auto-grow-height="false" fo:min-height="4.164cm" fo:min-width="3.939cm" fo:wrap-option="wrap"/>
    </style:style>
    <style:style style:name="gr90" style:family="graphic" style:parent-style-name="standard">
      <style:graphic-properties draw:fill-color="#3465a4" draw:textarea-horizontal-align="justify" draw:textarea-vertical-align="middle" draw:auto-grow-height="false" fo:min-height="0.123cm" fo:min-width="0.123cm" fo:wrap-option="wrap"/>
    </style:style>
    <style:style style:name="gr91" style:family="graphic" style:parent-style-name="standard">
      <style:graphic-properties draw:fill-color="#ff0000" draw:textarea-horizontal-align="justify" draw:textarea-vertical-align="middle" draw:auto-grow-height="false" fo:min-height="0.123cm" fo:min-width="0.123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loext:graphic-properties draw:fill-color="#3465a4"/>
      <style:paragraph-properties fo:text-align="center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style:text-properties fo:color="#ffffff" loext:opacity="100%"/>
    </style:style>
    <style:style style:name="P18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StackB</text:span></text:p>
            <text:p><text:span text:style-name="T2"/></text:p>
            <text:p><text:span text:style-name="T2">At least 100 pb</text:span></text:p>
            <text:p><text:span text:style-name="T2">At least 100 pa</text:span></text:p>
            <text:p><text:span text:style-name="T2">Depending on number of chunks, need to iterate over entire stack A at least X times. Number = 4 means 75, 50, 25, 0 ra</text:span></text:p>
            <text:p><text:span text:style-name="T2"/></text:p>
            <text:p><text:span text:style-name="T2">So far that’s 350</text:span></text:p>
            <text:p><text:span text:style-name="T2"/></text:p>
            <text:p><text:span text:style-name="T2">That leaves about 250 to rb 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6" draw:text-style-name="P8" draw:layer="layout" svg:width="23.177cm" svg:height="23.495cm" svg:x="0.635cm" svg:y="15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2.225cm" svg:height="13.335cm" svg:x="0.952cm" svg:y="25.0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2.225cm" svg:height="7.302cm" svg:x="0.952cm" svg:y="17.7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335cm" svg:height="5.42cm" svg:x="6.667cm" svg:y="0.952cm">
          <draw:text-box>
            <text:p><text:span text:style-name="T2">Rough Sort will start with a full Stack A and an empty Stack B. We will divide the stack into chunks and loop over the entire Stack A looking for values that are less than our chunk size. When we find one, we push to B. We return When stack A is empty</text:span></text:p>
            <text:p><text:span text:style-name="T2"/></text:p>
            <text:p><text:span text:style-name="T2">We have 3 variables (Macros) that we can tweak which changes some behavior:</text:span></text:p>
            <text:p><text:span text:style-name="T2"/></text:p>
            <text:p><text:span text:style-name="T2">BIG_CHUNK_COUNT (BCC)</text:span><text:span text:style-name="T2"><text:tab/></text:span><text:span text:style-name="T2">When the initial size of Stack A is greater than or equal to 200 we will divide our Stack A into this number of chunks.</text:span></text:p>
            <text:p><text:span text:style-name="T2">SMALL_CHUNK_COUNT (SCC)</text:span><text:span text:style-name="T2"><text:tab/></text:span><text:span text:style-name="T2">When the initial size of Stack A is less 200 we will divide our Stack A into this number of chunks.</text:span></text:p>
            <text:p><text:span text:style-name="T2">SMALLEST_ALLOWED_CHUNK (SAC)</text:span><text:span text:style-name="T2"><text:tab/></text:span><text:span text:style-name="T2">When Stack A is less than this size we will not divide into chunks.</text:span></text:p>
            <text:p><text:span text:style-name="T2"/></text:p>
          </draw:text-box>
        </draw:frame>
        <draw:custom-shape draw:style-name="gr20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3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5" draw:text-style-name="P1" xml:id="id12" draw:id="id12" draw:layer="layout" svg:width="4.445cm" svg:height="1.27cm" svg:x="1.27cm" svg:y="27.94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5" draw:text-style-name="P1" xml:id="id16" draw:id="id16" draw:layer="layout" svg:width="4.445cm" svg:height="1.27cm" svg:x="1.27cm" svg:y="3.81cm">
          <text:p text:style-name="P1">Create variable chunk_info that holds info for the top and botto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4.445cm" svg:height="1.27cm" svg:x="6.667cm" svg:y="6.667cm">
          <text:p text:style-name="P1">Set chunk_info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8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9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5" draw:text-style-name="P1" xml:id="id17" draw:id="id17" draw:layer="layout" svg:width="4.445cm" svg:height="1.27cm" svg:x="1.27cm" svg:y="9.525cm">
          <text:p text:style-name="P1">Set chunk_info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1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31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32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5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8" draw:id="id18" draw:layer="layout" svg:width="5.08cm" svg:height="1.905cm" svg:x="12.065cm" svg:y="19.685cm">
          <text:p text:style-name="P1">Is Stack A greater than chunk_info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19" draw:id="id19" draw:layer="layout" svg:width="4.445cm" svg:height="1.27cm" svg:x="6.35cm" svg:y="20.002cm">
          <text:p text:style-name="P1">Set chunk_info[1] to content of chunk_info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20" draw:id="id20" draw:layer="layout" svg:width="4.445cm" svg:height="1.905cm" svg:x="12.382cm" svg:y="22.225cm">
          <text:p text:style-name="P1">Set chunk_info[1] to content of last index in sorted Stack C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1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6" draw:text-style-name="P11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7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8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9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5" draw:text-style-name="P1" xml:id="id23" draw:id="id23" draw:layer="layout" svg:width="4.445cm" svg:height="1.27cm" svg:x="1.27cm" svg:y="25.4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4" draw:id="id24" draw:layer="layout" svg:width="4.445cm" svg:height="1.27cm" svg:x="6.35cm" svg:y="25.4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7" draw:layer="layout" svg:x1="5.715cm" svg:y1="26.035cm" svg:x2="6.35cm" svg:y2="26.035cm" draw:start-shape="id23" draw:start-glue-point="7" draw:end-shape="id24" draw:end-glue-point="5" svg:d="M5715 26035h635" svg:viewBox="0 0 636 1">
          <text:p/>
        </draw:connector>
        <draw:custom-shape draw:style-name="gr41" draw:text-style-name="P1" xml:id="id26" draw:id="id26" draw:layer="layout" svg:width="3.81cm" svg:height="1.905cm" svg:x="12.382cm" svg:y="27.622cm">
          <text:p text:style-name="P1">Is content of current Stack A node less than or equal to chunk_info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9" draw:id="id29" draw:layer="layout" svg:width="4.445cm" svg:height="1.27cm" svg:x="12.065cm" svg:y="30.79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31" draw:id="id31" draw:layer="layout" svg:width="4.445cm" svg:height="1.27cm" svg:x="17.145cm" svg:y="30.797cm">
          <text:p text:style-name="P1">Push node to 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25" draw:id="id25" draw:layer="layout" svg:width="3.81cm" svg:height="1.905cm" svg:x="6.667cm" svg:y="27.62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7" draw:layer="layout" svg:x1="8.573cm" svg:y1="26.67cm" svg:x2="8.572cm" svg:y2="27.622cm" draw:start-shape="id24" draw:start-glue-point="6" draw:end-shape="id25" draw:end-glue-point="4" svg:d="M8573 26670v476h-1v476" svg:viewBox="0 0 2 953">
          <text:p/>
        </draw:connector>
        <draw:frame draw:style-name="gr43" draw:text-style-name="P6" draw:layer="layout" svg:width="12.7cm" svg:height="3.175cm" svg:x="14.605cm" svg:y="12.065cm">
          <draw:text-box>
            <text:p><text:span text:style-name="T2">chunk_info[0] = The index of the value in sorted Stack C that will act as a filter when moving from Stack A to Stack B.</text:span></text:p>
            <text:p><text:span text:style-name="T2">chunk_info[1] = The value to use as a high-pass filter on Stack A. Any value less than or equal to this value can move to Stack B.</text:span></text:p>
            <text:p><text:span text:style-name="T2">chunk_info[2] = The value to use as a low-pass filter on Stack A. Any value greater than or equal to this value can move to Stack B.</text:span></text:p>
          </draw:text-box>
        </draw:frame>
        <draw:connector draw:style-name="gr44" draw:text-style-name="P11" draw:layer="layout" svg:x1="6.667cm" svg:y1="28.575cm" svg:x2="5.715cm" svg:y2="28.575cm" draw:start-shape="id25" draw:start-glue-point="5" draw:end-shape="id12" draw:end-glue-point="7" svg:d="M6667 28575h-952" svg:viewBox="0 0 953 1">
          <text:p>No</text:p>
        </draw:connector>
        <draw:connector draw:style-name="gr45" draw:text-style-name="P11" draw:layer="layout" svg:x1="10.477cm" svg:y1="28.575cm" svg:x2="12.382cm" svg:y2="28.575cm" draw:start-shape="id25" draw:start-glue-point="7" draw:end-shape="id26" draw:end-glue-point="5" svg:d="M10477 28575h1905" svg:viewBox="0 0 1906 1">
          <text:p>Yes</text:p>
        </draw:connector>
        <draw:frame draw:style-name="gr43" draw:text-style-name="P6" draw:layer="layout" svg:width="7.62cm" svg:height="1.27cm" svg:x="4.762cm" svg:y="0.317cm">
          <draw:text-box>
            <text:p><text:span text:style-name="T2">sort_rough v2</text:span></text:p>
          </draw:text-box>
        </draw:frame>
        <draw:frame draw:style-name="gr43" draw:text-style-name="P6" draw:layer="layout" svg:width="10.16cm" svg:height="6.032cm" svg:x="12.065cm" svg:y="6.25cm">
          <draw:text-box>
            <text:p><text:span text:style-name="T2">sort_rough v2</text:span></text:p>
            <text:p><text:span text:style-name="T2">- Need to sort 2 quartiles at the same time (top and bottom quartile). </text:span></text:p>
            <text:p><text:span text:style-name="T2">- To do this, when getting bottom quartile size, need to also get top quartile size and top quartile minimum.</text:span></text:p>
            <text:p><text:span text:style-name="T2">- Might need to change the int bottom_quart[2] to chunk_info[3] and hold bottom quart info in the first two then top quart info in the last 2.</text:span></text:p>
            <text:p><text:span text:style-name="T2">- </text:span></text:p>
          </draw:text-box>
        </draw:frame>
        <draw:custom-shape draw:style-name="gr25" draw:text-style-name="P1" xml:id="id27" draw:id="id27" draw:layer="layout" svg:width="4.445cm" svg:height="1.27cm" svg:x="1.27cm" svg:y="20.002cm">
          <text:p text:style-name="P1">Set chunk_info[2] to content of chunk_info[0]’th index from the end of sorted Stack 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7" draw:layer="layout" svg:x1="6.35cm" svg:y1="20.637cm" svg:x2="5.715cm" svg:y2="20.637cm" draw:start-shape="id19" draw:start-glue-point="5" draw:end-shape="id27" draw:end-glue-point="7" svg:d="M6350 20637h-635" svg:viewBox="0 0 636 1">
          <text:p/>
        </draw:connector>
        <draw:custom-shape draw:style-name="gr25" draw:text-style-name="P1" xml:id="id28" draw:id="id28" draw:layer="layout" svg:width="4.445cm" svg:height="1.27cm" svg:x="1.27cm" svg:y="22.542cm">
          <text:p text:style-name="P1">Clear Stack C and move to sorting Stack A with 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svg:x1="3.493cm" svg:y1="21.272cm" svg:x2="3.493cm" svg:y2="22.542cm" draw:start-shape="id27" draw:start-glue-point="6" draw:end-shape="id28" draw:end-glue-point="4" svg:d="M3493 21272v1270" svg:viewBox="0 0 1 1271">
          <text:p/>
        </draw:connector>
        <draw:connector draw:style-name="gr48" draw:text-style-name="P7" draw:layer="layout" svg:x1="12.382cm" svg:y1="23.178cm" svg:x2="5.715cm" svg:y2="23.177cm" draw:start-shape="id20" draw:start-glue-point="5" draw:end-shape="id28" draw:end-glue-point="7" svg:d="M12382 23178h-3334v-1h-3333" svg:viewBox="0 0 6668 2">
          <text:p/>
        </draw:connector>
        <draw:connector draw:style-name="gr49" draw:text-style-name="P7" draw:layer="layout" svg:x1="3.493cm" svg:y1="23.812cm" svg:x2="3.493cm" svg:y2="25.4cm" draw:start-shape="id28" draw:start-glue-point="6" draw:end-shape="id23" draw:end-glue-point="4" svg:d="M3493 23812v1588" svg:viewBox="0 0 1 1589">
          <text:p/>
        </draw:connector>
        <draw:custom-shape draw:style-name="gr41" draw:text-style-name="P1" xml:id="id30" draw:id="id30" draw:layer="layout" svg:width="3.81cm" svg:height="1.905cm" svg:x="17.462cm" svg:y="27.622cm">
          <text:p text:style-name="P1">Is content of current Stack A node greater than or equal to chunk_info[2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11" draw:layer="layout" svg:x1="14.287cm" svg:y1="29.527cm" svg:x2="14.288cm" svg:y2="30.797cm" draw:start-shape="id26" draw:start-glue-point="6" draw:end-shape="id29" draw:end-glue-point="4" svg:d="M14287 29527v635h1v635" svg:viewBox="0 0 2 1271">
          <text:p>Yes</text:p>
        </draw:connector>
        <draw:connector draw:style-name="gr51" draw:text-style-name="P11" draw:layer="layout" svg:x1="16.192cm" svg:y1="28.575cm" svg:x2="17.462cm" svg:y2="28.575cm" draw:start-shape="id26" draw:start-glue-point="7" draw:end-shape="id30" draw:end-glue-point="5" svg:d="M16192 28575h1270" svg:viewBox="0 0 1271 1">
          <text:p>No</text:p>
        </draw:connector>
        <draw:connector draw:style-name="gr52" draw:text-style-name="P11" draw:layer="layout" svg:x1="19.367cm" svg:y1="29.527cm" svg:x2="19.368cm" svg:y2="30.797cm" draw:start-shape="id30" draw:start-glue-point="6" draw:end-shape="id31" draw:end-glue-point="4" svg:d="M19367 29527v635h1v635" svg:viewBox="0 0 2 1271">
          <text:p>Yes</text:p>
        </draw:connector>
        <draw:custom-shape draw:style-name="gr25" draw:text-style-name="P1" xml:id="id32" draw:id="id32" draw:layer="layout" svg:width="4.445cm" svg:height="1.27cm" svg:x="17.145cm" svg:y="36.512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13" draw:layer="layout" svg:x1="21.272cm" svg:y1="28.575cm" svg:x2="21.59cm" svg:y2="37.147cm" draw:start-shape="id30" draw:start-glue-point="7" draw:end-shape="id32" draw:end-glue-point="7" svg:d="M21272 28575h844v8572h-526" svg:viewBox="0 0 845 8573">
          <text:p text:style-name="P12"><text:span text:style-name="T3">No</text:span></text:p>
        </draw:connector>
        <draw:connector draw:style-name="gr54" draw:text-style-name="P7" draw:layer="layout" svg:x1="12.065cm" svg:y1="31.432cm" svg:x2="8.572cm" svg:y2="29.527cm" draw:start-shape="id29" draw:start-glue-point="5" draw:end-shape="id25" draw:end-glue-point="6" svg:d="M12065 31432h-3493v-1905" svg:viewBox="0 0 3494 1906">
          <text:p/>
        </draw:connector>
        <draw:connector draw:style-name="gr55" draw:text-style-name="P7" draw:layer="layout" svg:x1="17.145cm" svg:y1="37.147cm" svg:x2="8.572cm" svg:y2="29.527cm" draw:start-shape="id32" draw:start-glue-point="5" draw:end-shape="id25" draw:end-glue-point="6" svg:d="M17145 37147h-8573v-7620" svg:viewBox="0 0 8574 7621">
          <text:p/>
        </draw:connector>
        <draw:frame draw:style-name="gr43" draw:text-style-name="P6" draw:layer="layout" svg:width="7.303cm" svg:height="1.588cm" svg:x="15.557cm" svg:y="25.4cm">
          <draw:text-box>
            <text:p><text:span text:style-name="T2">sort_move_chunk (and associated functions)</text:span></text:p>
          </draw:text-box>
        </draw:frame>
        <draw:frame draw:style-name="gr43" draw:text-style-name="P6" draw:layer="layout" svg:width="7.303cm" svg:height="1.588cm" svg:x="15.557cm" svg:y="18.097cm">
          <draw:text-box>
            <text:p><text:span text:style-name="T2">get_chunk_info (and associated functions)</text:span></text:p>
          </draw:text-box>
        </draw:frame>
        <draw:frame draw:style-name="gr43" draw:text-style-name="P6" draw:layer="layout" svg:width="6.668cm" svg:height="1.27cm" svg:x="15.557cm" svg:y="16.192cm">
          <draw:text-box>
            <text:p><text:span text:style-name="T2">sort_chunk (and associated functions)</text:span></text:p>
          </draw:text-box>
        </draw:frame>
        <draw:custom-shape draw:style-name="gr41" draw:text-style-name="P1" xml:id="id33" draw:id="id33" draw:layer="layout" svg:width="3.81cm" svg:height="1.905cm" svg:x="17.462cm" svg:y="32.702cm">
          <text:p text:style-name="P1">Is node the only node in Stack B? (ie. list size = 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6" draw:text-style-name="P7" draw:layer="layout" svg:x1="19.368cm" svg:y1="32.067cm" svg:x2="19.367cm" svg:y2="32.702cm" draw:start-shape="id31" draw:start-glue-point="6" draw:end-shape="id33" draw:end-glue-point="4" svg:d="M19368 32067v318h-1v317" svg:viewBox="0 0 2 636">
          <text:p/>
        </draw:connector>
        <draw:custom-shape draw:style-name="gr25" draw:text-style-name="P1" xml:id="id34" draw:id="id34" draw:layer="layout" svg:width="4.445cm" svg:height="1.27cm" svg:x="11.747cm" svg:y="34.925cm">
          <text:p text:style-name="P1">Rotate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11" draw:layer="layout" svg:x1="17.462cm" svg:y1="33.655cm" svg:x2="8.572cm" svg:y2="29.527cm" draw:start-shape="id33" draw:start-glue-point="5" draw:end-shape="id25" draw:end-glue-point="6" svg:d="M17462 33655h-8890v-4128" svg:viewBox="0 0 8891 4129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>Yes</text:p>
        </draw:connector>
        <draw:connector draw:style-name="gr58" draw:text-style-name="P11" draw:layer="layout" svg:x1="19.367cm" svg:y1="34.607cm" svg:x2="16.192cm" svg:y2="35.56cm" draw:start-shape="id33" draw:start-glue-point="6" draw:end-shape="id34" draw:end-glue-point="7" svg:d="M19367 34607v953h-3175" svg:viewBox="0 0 3176 954">
          <text:p/>
          <text:p/>
          <text:p/>
          <text:p>No</text:p>
        </draw:connector>
        <draw:connector draw:style-name="gr59" draw:text-style-name="P7" draw:layer="layout" svg:x1="11.747cm" svg:y1="35.56cm" svg:x2="8.572cm" svg:y2="29.527cm" draw:start-shape="id34" draw:start-glue-point="5" draw:end-shape="id25" draw:end-glue-point="6" svg:d="M11747 35560h-3175v-6033" svg:viewBox="0 0 3176 6034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60" draw:text-style-name="P6" draw:layer="layout" svg:width="10.16cm" svg:height="2.074cm" svg:x="7.302cm" svg:y="2.053cm">
          <draw:text-box>
            <text:p><text:span text:style-name="T2">This is fine sort as items are returned from Stack B to Stack A. Here, the smallest available number will be rotated to the top of Stack B and then pushed to Stack A resulting in a sorted Stack A when Stack B is empty.</text:span></text:p>
          </draw:text-box>
        </draw:frame>
        <draw:custom-shape draw:style-name="gr20" draw:text-style-name="P1" xml:id="id35" draw:id="id35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1" draw:text-style-name="P1" xml:id="id45" draw:id="id45" draw:layer="layout" svg:width="2.858cm" svg:height="1.27cm" svg:x="26.352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36" draw:id="id36" draw:layer="layout" svg:width="4.445cm" svg:height="0.953cm" svg:x="1.27cm" svg:y="13.652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2" draw:id="id42" draw:layer="layout" svg:width="4.445cm" svg:height="0.953cm" svg:x="1.27cm" svg:y="21.907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4" draw:layer="layout" svg:x1="3.492cm" svg:y1="6.667cm" svg:x2="3.493cm" svg:y2="13.652cm" draw:start-shape="id35" draw:start-glue-point="6" draw:end-shape="id36" draw:end-glue-point="4" svg:d="M3492 6667v3493h1v3492" svg:viewBox="0 0 2 6986">
          <text:p text:style-name="P2">Yes</text:p>
        </draw:connector>
        <draw:custom-shape draw:name="sort_fine 2" draw:style-name="gr64" draw:text-style-name="P1" xml:id="id37" draw:id="id37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5" draw:text-style-name="P5" draw:layer="layout" svg:x1="3.493cm" svg:y1="2.54cm" svg:x2="3.492cm" svg:y2="4.127cm" draw:start-shape="id37" draw:start-glue-point="6" draw:end-shape="id35" draw:end-glue-point="4" svg:d="M3493 2540v794h-1v793" svg:viewBox="0 0 2 1588">
          <text:p/>
        </draw:connector>
        <draw:frame draw:style-name="gr43" draw:text-style-name="P14" draw:layer="layout" svg:width="11.43cm" svg:height="1.587cm" svg:x="5.397cm" svg:y="0.635cm">
          <draw:text-box>
            <text:p><text:span text:style-name="T4">sort_fine v2</text:span></text:p>
          </draw:text-box>
        </draw:frame>
        <draw:custom-shape draw:style-name="gr62" draw:text-style-name="P1" xml:id="id38" draw:id="id38" draw:layer="layout" svg:width="4.445cm" svg:height="0.953cm" svg:x="1.27cm" svg:y="16.509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1" xml:id="id39" draw:id="id39" draw:layer="layout" svg:width="4.445cm" svg:height="2.222cm" svg:x="10.795cm" svg:y="15.875cm">
          <text:p text:style-name="P1">Call find_next_biggest function(b, biggest) to get the secon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7" draw:layer="layout" svg:x1="5.715cm" svg:y1="16.986cm" svg:x2="10.795cm" svg:y2="16.986cm" draw:start-shape="id38" draw:start-glue-point="7" draw:end-shape="id39" draw:end-glue-point="5" svg:d="M5715 16986h5080" svg:viewBox="0 0 5081 1">
          <text:p/>
        </draw:connector>
        <draw:custom-shape draw:style-name="gr62" draw:text-style-name="P1" xml:id="id40" draw:id="id40" draw:layer="layout" svg:width="4.445cm" svg:height="0.953cm" svg:x="10.795cm" svg:y="13.652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7" draw:layer="layout" svg:x1="5.715cm" svg:y1="14.129cm" svg:x2="10.795cm" svg:y2="14.129cm" draw:start-shape="id36" draw:start-glue-point="7" draw:end-shape="id40" draw:end-glue-point="5" svg:d="M5715 14129h5080" svg:viewBox="0 0 5081 1">
          <text:p/>
        </draw:connector>
        <draw:connector draw:style-name="gr69" draw:text-style-name="P7" draw:layer="layout" svg:x1="13.018cm" svg:y1="14.605cm" svg:x2="3.493cm" svg:y2="16.509cm" draw:start-shape="id40" draw:start-glue-point="6" draw:end-shape="id38" draw:end-glue-point="4" svg:d="M13018 14605v952h-9525v952" svg:viewBox="0 0 9526 1905">
          <text:p/>
        </draw:connector>
        <draw:custom-shape draw:style-name="gr62" draw:text-style-name="P1" xml:id="id43" draw:id="id43" draw:layer="layout" svg:width="4.445cm" svg:height="0.953cm" svg:x="1.27cm" svg:y="23.494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1" draw:id="id41" draw:layer="layout" svg:width="4.445cm" svg:height="0.953cm" svg:x="1.27cm" svg:y="40.957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0" draw:text-style-name="P7" draw:layer="layout" draw:line-skew="-0.426cm" svg:x1="1.27cm" svg:y1="41.434cm" svg:x2="1.587cm" svg:y2="5.397cm" draw:start-shape="id41" draw:start-glue-point="5" draw:end-shape="id35" draw:end-glue-point="5" svg:d="M1270 41434h-953v-36037h1270" svg:viewBox="0 0 1271 36038">
          <text:p/>
        </draw:connector>
        <draw:connector draw:style-name="gr71" draw:text-style-name="P7" draw:layer="layout" svg:x1="3.493cm" svg:y1="22.86cm" svg:x2="3.493cm" svg:y2="23.494cm" draw:start-shape="id42" draw:start-glue-point="6" draw:end-shape="id43" draw:end-glue-point="4" svg:d="M3493 22860v634" svg:viewBox="0 0 1 635">
          <text:p/>
        </draw:connector>
        <draw:custom-shape draw:style-name="gr20" draw:text-style-name="P1" xml:id="id44" draw:id="id44" draw:layer="layout" svg:width="3.81cm" svg:height="2.54cm" svg:x="17.463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2" draw:text-style-name="P11" draw:layer="layout" svg:x1="21.273cm" svg:y1="5.397cm" svg:x2="26.352cm" svg:y2="5.397cm" draw:start-shape="id44" draw:start-glue-point="7" draw:end-shape="id45" draw:end-glue-point="5" svg:d="M21273 5397h5079" svg:viewBox="0 0 5080 1">
          <text:p>Yes</text:p>
        </draw:connector>
        <draw:custom-shape draw:style-name="gr62" draw:text-style-name="P1" xml:id="id46" draw:id="id46" draw:layer="layout" svg:width="4.445cm" svg:height="0.953cm" svg:x="21.59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3" draw:text-style-name="P11" draw:layer="layout" svg:x1="19.368cm" svg:y1="6.667cm" svg:x2="21.59cm" svg:y2="7.779cm" draw:start-shape="id44" draw:start-glue-point="6" draw:end-shape="id46" draw:end-glue-point="5" svg:d="M19368 6667v1112h2222" svg:viewBox="0 0 2223 1113">
          <text:p/>
          <text:p/>
          <text:p/>
          <text:p/>
          <text:p>No (must be 1)</text:p>
        </draw:connector>
        <draw:connector draw:style-name="gr74" draw:text-style-name="P7" draw:layer="layout" svg:x1="26.035cm" svg:y1="7.779cm" svg:x2="27.781cm" svg:y2="6.032cm" draw:start-shape="id46" draw:start-glue-point="7" draw:end-shape="id45" draw:end-glue-point="6" svg:d="M26035 7779h1746v-1747" svg:viewBox="0 0 1747 1748">
          <text:p/>
        </draw:connector>
        <draw:frame draw:style-name="gr43" draw:text-style-name="P6" draw:layer="layout" svg:width="8.89cm" svg:height="7.62cm" svg:x="16.192cm" svg:y="13.652cm">
          <draw:text-box>
            <text:p><text:span text:style-name="T2">New fine sort proposal (v3):</text:span></text:p>
            <text:p><text:span text:style-name="T2">- Rather than finding the </text:span><text:span text:style-name="T2">next 2 to sort, we can look </text:span><text:span text:style-name="T2">for the next 3 in a similar </text:span><text:span text:style-name="T2">way.</text:span></text:p>
            <text:p><text:span text:style-name="T2"/></text:p>
            <text:p><text:span text:style-name="T2">First, we need to check the </text:span><text:span text:style-name="T2">size of the list.</text:span></text:p>
            <text:p><text:span text:style-name="T2">If Greater than 2 we can do </text:span><text:span text:style-name="T2">3 at a time.</text:span></text:p>
            <text:p><text:span text:style-name="T2">We can use the </text:span><text:span text:style-name="T2">find_next_biggest function </text:span><text:span text:style-name="T2">to get the second biggest </text:span><text:span text:style-name="T2">and the third biggest in the </text:span><text:span text:style-name="T2">list</text:span></text:p>
          </draw:text-box>
        </draw:frame>
        <draw:custom-shape draw:style-name="gr62" draw:text-style-name="P1" xml:id="id47" draw:id="id47" draw:layer="layout" svg:width="4.445cm" svg:height="0.953cm" svg:x="1.27cm" svg:y="20.002cm">
          <text:p text:style-name="P1">Find the Thir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5" draw:text-style-name="P7" draw:layer="layout" svg:x1="13.018cm" svg:y1="18.097cm" svg:x2="3.493cm" svg:y2="20.002cm" draw:start-shape="id39" draw:start-glue-point="6" draw:end-shape="id47" draw:end-glue-point="4" svg:d="M13018 18097v953h-9525v952" svg:viewBox="0 0 9526 1906">
          <text:p/>
        </draw:connector>
        <draw:custom-shape draw:style-name="gr66" draw:text-style-name="P1" xml:id="id48" draw:id="id48" draw:layer="layout" svg:width="4.445cm" svg:height="2.222cm" svg:x="10.795cm" svg:y="19.368cm">
          <text:p text:style-name="P1">Call find_next_biggest function(b, second_biggest) to get the thir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6" draw:text-style-name="P7" draw:layer="layout" svg:x1="5.715cm" svg:y1="20.479cm" svg:x2="10.795cm" svg:y2="20.479cm" draw:start-shape="id47" draw:start-glue-point="7" draw:end-shape="id48" draw:end-glue-point="5" svg:d="M5715 20479h5080" svg:viewBox="0 0 5081 1">
          <text:p/>
        </draw:connector>
        <draw:custom-shape draw:style-name="gr20" draw:text-style-name="P1" xml:id="id49" draw:id="id49" draw:layer="layout" svg:width="3.81cm" svg:height="2.54cm" svg:x="6.985cm" svg:y="4.127cm">
          <text:p text:style-name="P1">Is Stack B size equal to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7" draw:text-style-name="P11" draw:layer="layout" svg:x1="5.397cm" svg:y1="5.397cm" svg:x2="6.985cm" svg:y2="5.397cm" draw:start-shape="id35" draw:start-glue-point="7" draw:end-shape="id49" draw:end-glue-point="5" svg:d="M5397 5397h1588" svg:viewBox="0 0 1589 1">
          <text:p>No</text:p>
        </draw:connector>
        <draw:connector draw:style-name="gr78" draw:text-style-name="P11" draw:layer="layout" svg:x1="10.795cm" svg:y1="5.397cm" svg:x2="17.463cm" svg:y2="5.397cm" draw:start-shape="id49" draw:start-glue-point="7" draw:end-shape="id44" draw:end-glue-point="5" svg:d="M10795 5397h6668" svg:viewBox="0 0 6669 1">
          <text:p>No</text:p>
        </draw:connector>
        <draw:custom-shape draw:style-name="gr25" draw:text-style-name="P1" xml:id="id50" draw:id="id50" draw:layer="layout" svg:width="4.445cm" svg:height="1.27cm" svg:x="1.27cm" svg:y="25.082cm">
          <text:p text:style-name="P1">Set cost_t_biggest to thir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7" draw:layer="layout" svg:x1="3.493cm" svg:y1="24.447cm" svg:x2="3.493cm" svg:y2="25.082cm" draw:start-shape="id43" draw:start-glue-point="6" draw:end-shape="id50" draw:end-glue-point="4" svg:d="M3493 24447v635" svg:viewBox="0 0 1 636">
          <text:p/>
        </draw:connector>
        <draw:connector draw:style-name="gr80" draw:text-style-name="P7" draw:layer="layout" svg:x1="13.018cm" svg:y1="21.59cm" svg:x2="5.715cm" svg:y2="22.384cm" draw:start-shape="id48" draw:start-glue-point="6" draw:end-shape="id42" draw:end-glue-point="7" svg:d="M13018 21590v794h-7303" svg:viewBox="0 0 7304 795">
          <text:p/>
        </draw:connector>
        <draw:custom-shape draw:style-name="gr81" draw:text-style-name="P1" xml:id="id51" draw:id="id51" draw:layer="layout" svg:width="2.541cm" svg:height="0.952cm" svg:x="7.619cm" svg:y="7.62cm">
          <text:p text:style-name="P1">pa(b, ops) X 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2" draw:text-style-name="P1" xml:id="id52" draw:id="id52" draw:layer="layout" svg:width="4.445cm" svg:height="1.905cm" svg:x="6.667cm" svg:y="9.525cm">
          <text:p text:style-name="P1">If *(int *)(*a)→content &lt; *(int *)(*a)-&gt;next-&gt;cont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3" draw:text-style-name="P11" draw:layer="layout" svg:x1="8.89cm" svg:y1="6.667cm" svg:x2="8.89cm" svg:y2="7.62cm" draw:start-shape="id49" draw:start-glue-point="6" draw:end-shape="id51" draw:end-glue-point="4" svg:d="M8890 6667v953" svg:viewBox="0 0 1 954">
          <text:p>Yes</text:p>
        </draw:connector>
        <draw:connector draw:style-name="gr84" draw:text-style-name="P7" draw:layer="layout" svg:x1="8.89cm" svg:y1="8.572cm" svg:x2="8.89cm" svg:y2="9.525cm" draw:start-shape="id51" draw:start-glue-point="6" draw:end-shape="id52" draw:end-glue-point="4" svg:d="M8890 8572v953" svg:viewBox="0 0 1 954">
          <text:p/>
        </draw:connector>
        <draw:custom-shape draw:style-name="gr85" draw:text-style-name="P1" xml:id="id53" draw:id="id53" draw:layer="layout" svg:width="2.541cm" svg:height="1.27cm" svg:x="12.699cm" svg:y="9.842cm">
          <text:p text:style-name="P1">sa(a, op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1" draw:text-style-name="P1" xml:id="id54" draw:id="id54" draw:layer="layout" svg:width="2.858cm" svg:height="1.27cm" svg:x="16.827cm" svg:y="9.84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6" draw:text-style-name="P11" draw:layer="layout" svg:x1="11.112cm" svg:y1="10.478cm" svg:x2="12.699cm" svg:y2="10.477cm" draw:start-shape="id52" draw:start-glue-point="7" draw:end-shape="id53" draw:end-glue-point="5" svg:d="M11112 10478h793v-1h794" svg:viewBox="0 0 1588 2">
          <text:p>Yes</text:p>
        </draw:connector>
        <draw:connector draw:style-name="gr87" draw:text-style-name="P7" draw:layer="layout" svg:x1="15.24cm" svg:y1="10.477cm" svg:x2="16.827cm" svg:y2="10.477cm" draw:start-shape="id53" draw:start-glue-point="7" draw:end-shape="id54" draw:end-glue-point="5" svg:d="M15240 10477h1587" svg:viewBox="0 0 1588 1">
          <text:p/>
        </draw:connector>
        <draw:connector draw:style-name="gr88" draw:text-style-name="P7" draw:layer="layout" svg:x1="8.89cm" svg:y1="11.43cm" svg:x2="18.256cm" svg:y2="11.112cm" draw:start-shape="id52" draw:start-glue-point="6" draw:end-shape="id54" draw:end-glue-point="6" svg:d="M8890 11430v526h9366v-844" svg:viewBox="0 0 9367 845">
          <text:p/>
        </draw:connector>
        <draw:custom-shape draw:style-name="gr25" draw:text-style-name="P1" draw:layer="controls" svg:width="4.445cm" svg:height="1.27cm" svg:x="6.667cm" svg:y="25.082cm">
          <text:p text:style-name="P1">Find Fastest way to move all 3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draw:layer="controls" svg:width="4.445cm" svg:height="1.27cm" svg:x="1.27cm" svg:y="36.512cm">
          <text:p text:style-name="P1">Call sort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draw:layer="controls" svg:width="4.445cm" svg:height="1.27cm" svg:x="1.27cm" svg:y="38.735cm">
          <text:p text:style-name="P1">Re-orient Stack A</text:p>
          <text:p text:style-name="P1">Make smallest in Stack A back to the top in case a rra was used in sort_three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4" draw:style-name="dp1" draw:master-page-name="Default">
        <office:forms form:automatic-focus="false" form:apply-design-mode="false"/>
        <draw:custom-shape draw:style-name="gr89" draw:text-style-name="P2" draw:layer="layout" svg:width="5.715cm" svg:height="6.032cm" svg:x="2.857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0.317cm" svg:height="0.317cm" svg:x="8.255cm" svg:y="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0.317cm" svg:height="0.317cm" svg:x="2.857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0.317cm" svg:height="0.317cm" svg:x="7.62cm" svg:y="2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6" draw:layer="layout" svg:width="0.317cm" svg:height="0.317cm" svg:x="5.71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6.667cm" svg:height="8.573cm" svg:x="10.16cm" svg:y="1.269cm">
          <draw:text-box>
            <text:p text:style-name="P17"><text:span text:style-name="T5">A Stack is like a circle and we need to find the fastest route to all 3 points </text:span></text:p>
            <text:p text:style-name="P17"><text:span text:style-name="T5"/></text:p>
            <text:p text:style-name="P17"><text:span text:style-name="T5">The red circle is our read head</text:span></text:p>
            <text:p text:style-name="P17"><text:span text:style-name="T5"/></text:p>
            <text:p text:style-name="P17"><text:span text:style-name="T5">The blue circles are our nodes.</text:span></text:p>
            <text:p text:style-name="P17"><text:span text:style-name="T5"/></text:p>
            <text:p text:style-name="P17"><text:span text:style-name="T5"/></text:p>
            <text:p text:style-name="P17"><text:span text:style-name="T5">Using a recursive function:</text:span></text:p>
            <text:p text:style-name="P17"><text:span text:style-name="T5"/></text:p>
            <text:p text:style-name="P17"><text:span text:style-name="T5">Parent function while loop:</text:span></text:p>
            <text:p text:style-name="P17"><text:span text:style-name="T5">While list greater than 2</text:span></text:p>
            <text:p text:style-name="P17"><text:span text:style-name="T5">{</text:span></text:p>
            <text:p text:style-name="P17"><text:span text:style-name="T5"><text:tab/></text:span><text:span text:style-name="T5">find cost for smallest with recursive_func(times 3, t_list b)</text:span></text:p>
            <text:p text:style-name="P17"><text:span text:style-name="T5">}</text:span></text:p>
            <text:p text:style-name="P17"><text:span text:style-name="T5"/></text:p>
            <text:p text:style-name="P17"><text:span text:style-name="T5">Recursive_func (int times, t_list lst, t_list ops)</text:span></text:p>
            <text:p text:style-name="P17"><text:span text:style-name="T5">{</text:span></text:p>
            <text:p text:style-name="P17"><text:span text:style-name="T5"><text:tab/></text:span><text:span text:style-name="T5">if (times == 0)</text:span></text:p>
            <text:p text:style-name="P17"><text:span text:style-name="T5"><text:tab/></text:span><text:span text:style-name="T5"><text:tab/></text:span><text:span text:style-name="T5">return 0</text:span></text:p>
            <text:p text:style-name="P17"><text:span text:style-name="T5"><text:tab/></text:span><text:span text:style-name="T5">calculate cost of next 2</text:span></text:p>
            <text:p text:style-name="P17"><text:span text:style-name="T5"><text:tab/></text:span><text:span text:style-name="T5">execute smallest abs of next 2</text:span></text:p>
            <text:p text:style-name="P17"><text:span text:style-name="T5"><text:tab/></text:span><text:span text:style-name="T5">recursive_func(times – 1, t_list lst)</text:span></text:p>
            <text:p text:style-name="P17"><text:span text:style-name="T5"><text:tab/></text:span><text:span text:style-name="T5">return 0</text:span></text:p>
            <text:p text:style-name="P17"><text:span text:style-name="T5">}</text:span></text:p>
            <text:p text:style-name="P17"><text:span text:style-name="T5"/></text:p>
            <text:p text:style-name="P17"><text:span text:style-name="T5"/></text:p>
            <text:p text:style-name="P17"><text:span text:style-name="T5">New idea:</text:span></text:p>
            <text:p text:style-name="P17"><text:span text:style-name="T5"/></text:p>
            <text:p text:style-name="P17"><text:span text:style-name="T5">Move to biggest in Stack B (must be done anyway)</text:span></text:p>
            <text:p text:style-name="P17"><text:span text:style-name="T5">If s_biggest or t_biggest is seen on the way there, push them as well.</text:span></text:p>
            <text:p text:style-name="P17"><text:span text:style-name="T5">After pushing biggest, check how many were pushed this loop</text:span></text:p>
            <text:p text:style-name="P17"><text:span text:style-name="T5">If 1, do nothing</text:span></text:p>
            <text:p text:style-name="P17"><text:span text:style-name="T5">If 2, check that smallest is on top othersize sa</text:span></text:p>
            <text:p text:style-name="P17"><text:span text:style-name="T5">If 3, do sort_top_thre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7" draw:display-name="Arrowheads 87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999999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4-01T13:02:25.043896021</dc:date>
    <meta:editing-duration>P1DT22H56M38S</meta:editing-duration>
    <meta:editing-cycles>59</meta:editing-cycles>
    <meta:generator>LibreOffice/7.3.7.2$Linux_X86_64 LibreOffice_project/30$Build-2</meta:generator>
    <meta:document-statistic meta:object-count="137"/>
  </office:meta>
</office:document-meta>
</file>